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background-color="#dc2300">
        <style:background-image/>
      </style:paragraph-properties>
      <style:text-properties style:use-window-font-color="true" style:font-name="Arial"/>
    </style:style>
    <style:style style:name="P16" style:family="paragraph" style:parent-style-name="Table_20_Contents">
      <style:paragraph-properties fo:background-color="#ffff66">
        <style:background-image/>
      </style:paragraph-properties>
      <style:text-properties style:font-name="Arial"/>
    </style:style>
    <style:style style:name="P17" style:family="paragraph" style:parent-style-name="Table_20_Contents">
      <style:paragraph-properties fo:background-color="#5c8526">
        <style:background-image/>
      </style:paragraph-properties>
      <style:text-properties style:font-name="Arial"/>
    </style:style>
    <style:style style:name="P18" style:family="paragraph" style:parent-style-name="Table_20_Contents">
      <style:paragraph-properties fo:background-color="#0000ff">
        <style:background-image/>
      </style:paragraph-properties>
      <style:text-properties style:font-name="Arial"/>
    </style:style>
    <style:style style:name="P19" style:family="paragraph" style:parent-style-name="Table_20_Heading">
      <style:text-properties style:font-name="Arial"/>
    </style:style>
    <style:style style:name="P20" style:family="paragraph" style:parent-style-name="Table_20_Contents">
      <style:paragraph-properties fo:background-color="#e6e6ff">
        <style:background-image/>
      </style:paragraph-properties>
      <style:text-properties style:font-name="Arial"/>
    </style:style>
    <style:style style:name="P21" style:family="paragraph" style:parent-style-name="Contents_20_1">
      <style:paragraph-properties>
        <style:tab-stops>
          <style:tab-stop style:position="25.7cm" style:type="right" style:leader-style="dotted" style:leader-text="."/>
        </style:tab-stops>
      </style:paragraph-properties>
    </style:style>
    <style:style style:name="P22" style:family="paragraph" style:parent-style-name="Contents_20_2">
      <style:paragraph-properties>
        <style:tab-stops>
          <style:tab-stop style:position="25.201cm"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4" style:family="paragraph" style:parent-style-name="Table_20_Contents">
      <style:paragraph-properties fo:text-align="start" style:justify-single-word="false"/>
      <style:text-properties style:font-name="Arial" fo:font-size="10pt" style:font-size-asian="8.75pt" style:font-size-complex="10pt"/>
    </style:style>
    <style:style style:name="P25" style:family="paragraph" style:parent-style-name="Table_20_Contents">
      <style:paragraph-properties fo:text-align="start" style:justify-single-word="false"/>
      <style:text-properties style:font-name="Arial" fo:font-size="10pt" style:font-size-asian="10pt" style:font-size-complex="10pt"/>
    </style:style>
    <style:style style:name="P26" style:family="paragraph" style:parent-style-name="Table_20_Contents">
      <style:paragraph-properties fo:text-align="start" style:justify-single-word="false"/>
      <style:text-properties style:font-name="Arial" fo:font-size="12pt" style:font-size-asian="10.5pt" style:font-size-complex="12pt"/>
    </style:style>
    <style:style style:name="P27" style:family="paragraph" style:parent-style-name="Table_20_Contents">
      <style:paragraph-properties fo:text-align="start" style:justify-single-word="false"/>
      <style:text-properties style:font-name="Arial" fo:font-size="8pt" style:font-size-asian="8pt" style:font-size-complex="8pt"/>
    </style:style>
    <style:style style:name="P28" style:family="paragraph" style:parent-style-name="Table_20_Contents">
      <style:paragraph-properties fo:text-align="center" style:justify-single-word="false"/>
      <style:text-properties style:font-name="Arial" fo:language="zxx" fo:country="none" style:language-asian="zxx" style:country-asian="none" style:language-complex="zxx" style:country-complex="none"/>
    </style:style>
    <style:style style:name="P29"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0"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1"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2"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4"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5"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6"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7"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8"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9"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0"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1"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2"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3"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4"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Contents_20_Heading" style:master-page-name="First_20_Page">
      <style:paragraph-properties style:page-number="auto"/>
    </style:style>
    <style:style style:name="P48" style:family="paragraph" style:parent-style-name="Heading_20_2">
      <style:text-properties style:font-name="Arial"/>
    </style:style>
    <style:style style:name="P49"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9T22:28:03.99">Mo, 29. Oktober 2012</text:date></text:p>
          </table:table-cell>
        </table:table-row>
      </table:table>
      <text:p text:style-name="P4"/>
      <text:h text:style-name="Heading_20_1" text:outline-level="1"/>
      <text:h text:style-name="P45"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7">Table of Contents</text:p>
          </text:index-title>
          <text:p text:style-name="P21"><text:a xlink:type="simple" xlink:href="#__RefHeading__107_563616479" text:style-name="Index_20_Link" text:visited-style-name="Index_20_Link">Overview<text:tab/>3</text:a></text:p>
          <text:p text:style-name="P22"><text:a xlink:type="simple" xlink:href="#__RefHeading__104_2069334933" text:style-name="Index_20_Link" text:visited-style-name="Index_20_Link">Test Environment and Result<text:tab/>3</text:a></text:p>
          <text:p text:style-name="P22"><text:a xlink:type="simple" xlink:href="#__RefHeading__106_2069334933" text:style-name="Index_20_Link" text:visited-style-name="Index_20_Link">Instructions<text:tab/>3</text:a></text:p>
          <text:p text:style-name="P21"><text:a xlink:type="simple" xlink:href="#__RefHeading__346_222615650" text:style-name="Index_20_Link" text:visited-style-name="Index_20_Link">Tests<text:tab/>4</text:a></text:p>
          <text:p text:style-name="P22"><text:a xlink:type="simple" xlink:href="#__RefHeading__348_222615650" text:style-name="Index_20_Link" text:visited-style-name="Index_20_Link">KDE Daemon Service<text:tab/>4</text:a></text:p>
          <text:p text:style-name="P22"><text:a xlink:type="simple" xlink:href="#__RefHeading__576_222615650" text:style-name="Index_20_Link" text:visited-style-name="Index_20_Link">KCM Module<text:tab/>5</text:a></text:p>
          <text:p text:style-name="P22"><text:a xlink:type="simple" xlink:href="#__RefHeading__578_222615650" text:style-name="Index_20_Link" text:visited-style-name="Index_20_Link">Applet<text:tab/>14</text:a></text:p>
        </text:index-body>
      </text:table-of-content>
      <text:p text:style-name="Text_20_body"/>
      <text:h text:style-name="P45" text:outline-level="1"/>
      <text:h text:style-name="P46"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Alexander Maret-Huskinson &lt;alex@maret.de&gt;</text:p>
          </table:table-cell>
        </table:table-row>
        <table:table-row>
          <table:table-cell table:style-name="TestOverview.A1" office:value-type="string">
            <text:p text:style-name="P8">KDE Wacom Tablet Version:</text:p>
          </table:table-cell>
          <table:table-cell table:style-name="TestOverview.A1" office:value-type="string">
            <text:p text:style-name="P7">1.99.0</text:p>
          </table:table-cell>
        </table:table-row>
        <table:table-row>
          <table:table-cell table:style-name="TestOverview.A1" office:value-type="string">
            <text:p text:style-name="P8">Xsetwacom Version:</text:p>
          </table:table-cell>
          <table:table-cell table:style-name="TestOverview.A1" office:value-type="string">
            <text:p text:style-name="P7">0.14.0</text:p>
          </table:table-cell>
        </table:table-row>
        <table:table-row>
          <table:table-cell table:style-name="TestOverview.A1" office:value-type="string">
            <text:p text:style-name="P8">Tablet Devices:</text:p>
          </table:table-cell>
          <table:table-cell table:style-name="TestOverview.A1" office:value-type="string">
            <text:p text:style-name="P7">Wacom Bamboo 16FG 6x8</text:p>
          </table:table-cell>
        </table:table-row>
        <table:table-row>
          <table:table-cell table:style-name="TestOverview.A1" office:value-type="string">
            <text:p text:style-name="P8">Linux Distribution:</text:p>
          </table:table-cell>
          <table:table-cell table:style-name="TestOverview.A1" office:value-type="string">
            <text:p text:style-name="P7">Kubuntu 12.04</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5"/>
          </table:table-cell>
          <table:table-cell office:value-type="string">
            <text:p text:style-name="P6"><text:s/>The test failed.</text:p>
          </table:table-cell>
        </table:table-row>
        <table:table-row>
          <table:table-cell office:value-type="string">
            <text:p text:style-name="P16"/>
          </table:table-cell>
          <table:table-cell office:value-type="string">
            <text:p text:style-name="P6"><text:s/>The test passed but there are some issues.</text:p>
          </table:table-cell>
        </table:table-row>
        <table:table-row>
          <table:table-cell office:value-type="string">
            <text:p text:style-name="P17"/>
          </table:table-cell>
          <table:table-cell office:value-type="string">
            <text:p text:style-name="P6"><text:s/>The test passed.</text:p>
          </table:table-cell>
        </table:table-row>
        <table:table-row>
          <table:table-cell office:value-type="string">
            <text:p text:style-name="P18"/>
          </table:table-cell>
          <table:table-cell office:value-type="string">
            <text:p text:style-name="P6"><text:s/>The test could not be executed because the description is insufficient.</text:p>
          </table:table-cell>
        </table:table-row>
        <table:table-row>
          <table:table-cell office:value-type="string">
            <text:p text:style-name="P20"/>
          </table:table-cell>
          <table:table-cell office:value-type="string">
            <text:p text:style-name="P6"><text:s/>The test was not executed (e.g. due to lack of hardware or time).</text:p>
          </table:table-cell>
        </table:table-row>
      </table:table>
      <text:h text:style-name="P48" text:outline-level="2"/>
      <text:h text:style-name="P46"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9">Test</text:p>
          </table:table-cell>
          <table:table-cell table:style-name="TestsKDED.A1" office:value-type="string">
            <text:p text:style-name="P19">Action</text:p>
          </table:table-cell>
          <table:table-cell table:style-name="TestsKDED.A1" office:value-type="string">
            <text:p text:style-name="P19">Expect</text:p>
          </table:table-cell>
          <table:table-cell table:style-name="TestsKDED.A1" office:value-type="string">
            <text:p text:style-name="P19">Issues</text:p>
          </table:table-cell>
          <table:table-cell table:style-name="TestsKDED.E1" office:value-type="string">
            <text:p text:style-name="P19">Result</text:p>
          </table:table-cell>
        </table:table-row>
        <table:table-row>
          <table:table-cell table:style-name="TestsKDED.A2" office:value-type="string">
            <text:p text:style-name="P12">Start / Stop Daemon</text:p>
          </table:table-cell>
          <table:table-cell table:style-name="TestsKDED.B2" office:value-type="string">
            <text:list xml:id="list311223947" text:style-name="L1">
              <text:list-item>
                <text:p text:style-name="P29">Open KDE's system settings.</text:p>
              </text:list-item>
              <text:list-item>
                <text:p text:style-name="P29">Select "Startup and Shutdown"</text:p>
              </text:list-item>
              <text:list-item>
                <text:p text:style-name="P29">Select "Service Manager"</text:p>
              </text:list-item>
              <text:list-item>
                <text:p text:style-name="P29">Select the Wacom tablet service from the list of services.</text:p>
              </text:list-item>
              <text:list-item>
                <text:p text:style-name="P29">Press the "Stop" button (Expect 1)</text:p>
              </text:list-item>
              <text:list-item>
                <text:p text:style-name="P29">Press the "Start" button (Expect 2)</text:p>
              </text:list-item>
            </text:list>
          </table:table-cell>
          <table:table-cell table:style-name="TestsKDED.C2" office:value-type="string">
            <text:list xml:id="list1703253799" text:continue-list="list311223947" text:style-name="L1">
              <text:list-item text:start-value="1">
                <text:p text:style-name="P32">The service is stopped without crashing.</text:p>
              </text:list-item>
              <text:list-item>
                <text:p text:style-name="P32">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9"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9">Test</text:p>
          </table:table-cell>
          <table:table-cell table:style-name="Tabelle1.A1" office:value-type="string">
            <text:p text:style-name="P19">Action</text:p>
          </table:table-cell>
          <table:table-cell table:style-name="Tabelle1.A1" office:value-type="string">
            <text:p text:style-name="P19">Expect</text:p>
          </table:table-cell>
          <table:table-cell table:style-name="Tabelle1.A1" office:value-type="string">
            <text:p text:style-name="P19">Issues</text:p>
          </table:table-cell>
          <table:table-cell table:style-name="Tabelle1.E1" office:value-type="string">
            <text:p text:style-name="P19">Result</text:p>
          </table:table-cell>
        </table:table-row>
        <table:table-row>
          <table:table-cell table:style-name="Tabelle1.A5" office:value-type="string">
            <text:p text:style-name="P12">Start Module</text:p>
          </table:table-cell>
          <table:table-cell table:style-name="Tabelle1.B5" office:value-type="string">
            <text:list xml:id="list1407813956" text:style-name="L2">
              <text:list-item>
                <text:p text:style-name="P35">Disconnect any tablet devices.</text:p>
              </text:list-item>
              <text:list-item>
                <text:p text:style-name="P35">Stop the KDE Tablet Daemon Service.</text:p>
              </text:list-item>
              <text:list-item>
                <text:p text:style-name="P35">Open KDE's system settings.</text:p>
              </text:list-item>
              <text:list-item>
                <text:p text:style-name="P35">Select the Wacom Tablet Configuration Module (Expect 1).</text:p>
              </text:list-item>
              <text:list-item>
                <text:p text:style-name="P35">Close the Wacom Tablet Configuration Module.</text:p>
              </text:list-item>
              <text:list-item>
                <text:p text:style-name="P35">Start the KDE Tablet Daemon Service.</text:p>
              </text:list-item>
              <text:list-item>
                <text:p text:style-name="P35">Open the Wacom Tablet Configuration Module (Expect 2).</text:p>
              </text:list-item>
              <text:list-item>
                <text:p text:style-name="P35">Connect a tablet device (Expect 3).</text:p>
              </text:list-item>
              <text:list-item>
                <text:p text:style-name="P35">Disconnect the tablet again (Expect 4).</text:p>
              </text:list-item>
            </text:list>
          </table:table-cell>
          <table:table-cell table:style-name="Tabelle1.C5" office:value-type="string">
            <text:list xml:id="list457060326" text:continue-list="list1407813956" text:style-name="L2">
              <text:list-item text:start-value="1">
                <text:p text:style-name="P39">The module is opened and displays an error message about the daemon not being available.</text:p>
              </text:list-item>
              <text:list-item>
                <text:p text:style-name="P39">The module is opened and displays an error message about no tablet being available.</text:p>
              </text:list-item>
              <text:list-item>
                <text:p text:style-name="P39">The error message disappears and the configuration options are displayed.</text:p>
              </text:list-item>
              <text:list-item>
                <text:p text:style-name="P39">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857137309" text:continue-numbering="true" text:style-name="L2">
              <text:list-item>
                <text:list>
                  <text:list-item>
                    <text:p text:style-name="P35">Press the "Create New Profile" button (Expect 1).</text:p>
                  </text:list-item>
                  <text:list-item>
                    <text:p text:style-name="P35">Press Cancel (Expect 2).</text:p>
                  </text:list-item>
                  <text:list-item>
                    <text:p text:style-name="P35">Press the "Create New Profile" button again (Expect 1).</text:p>
                  </text:list-item>
                  <text:list-item>
                    <text:p text:style-name="P35">Enter a new profile name and confirm the dialog (Expect 3).</text:p>
                  </text:list-item>
                  <text:list-item>
                    <text:p text:style-name="P35">Press the "Create New Profile" button again (Expect 1)</text:p>
                  </text:list-item>
                  <text:list-item>
                    <text:p text:style-name="P35">Enter a profile name which already exists and confirm the dialog (Expect 4).</text:p>
                  </text:list-item>
                  <text:list-item>
                    <text:p text:style-name="P35">Change some settings of the current profile but do not apply them yet.</text:p>
                  </text:list-item>
                  <text:list-item>
                    <text:p text:style-name="P35">Press the "Create New Profile" button again (Expect 1)</text:p>
                  </text:list-item>
                  <text:list-item>
                    <text:p text:style-name="P35">Enter a new profile name which does not exist yet and confirm the dialog. (Expect 5).</text:p>
                  </text:list-item>
                  <text:list-item>
                    <text:p text:style-name="P35">Save the changes and switch back from the <text:soft-page-break/>new profile to the previous one. (Expect 6)</text:p>
                  </text:list-item>
                </text:list>
              </text:list-item>
            </text:list>
          </table:table-cell>
          <table:table-cell table:style-name="Tabelle1.C5" office:value-type="string">
            <text:list xml:id="list2002630213" text:continue-list="list1857137309" text:style-name="L2">
              <text:list-item text:start-value="1">
                <text:p text:style-name="P39">A dialog is displayed prompting for a profile name.</text:p>
              </text:list-item>
              <text:list-item>
                <text:p text:style-name="P39">The dialog is closed and no profile is created.</text:p>
              </text:list-item>
              <text:list-item>
                <text:p text:style-name="P39">A new profile is created and is automatically selected.</text:p>
              </text:list-item>
              <text:list-item>
                <text:p text:style-name="P39">The dialog is closed but no profile is created.</text:p>
              </text:list-item>
              <text:list-item>
                <text:p text:style-name="P39">A prompt is displayed, allowing the user to apply unsaved changes.</text:p>
              </text:list-item>
              <text:list-item>
                <text:p text:style-name="P39">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043344059" text:continue-numbering="true" text:style-name="L2">
              <text:list-item>
                <text:list>
                  <text:list-item>
                    <text:p text:style-name="P35">Change some settings of the current profile but do not save them yet.</text:p>
                  </text:list-item>
                  <text:list-item>
                    <text:p text:style-name="P35">Switch to a different profile (Expect 1).</text:p>
                  </text:list-item>
                  <text:list-item>
                    <text:p text:style-name="P35">Save the changes. (Expect 2)</text:p>
                  </text:list-item>
                  <text:list-item>
                    <text:p text:style-name="P35">Switch back to the previous profile (Expect 3).</text:p>
                  </text:list-item>
                  <text:list-item>
                    <text:p text:style-name="P35">Change settings from different tabs, apply them and switch profiles back and forth (Expect 3).</text:p>
                  </text:list-item>
                </text:list>
              </text:list-item>
            </text:list>
          </table:table-cell>
          <table:table-cell table:style-name="Tabelle1.C5" office:value-type="string">
            <text:list xml:id="list255828179" text:continue-list="list1043344059" text:style-name="L2">
              <text:list-item text:start-value="1">
                <text:p text:style-name="P39">A prompt is displayed allowing the user to save unsaved changes.</text:p>
              </text:list-item>
              <text:list-item>
                <text:p text:style-name="P39">The changes are saved and the profile is switched to the selected one.</text:p>
              </text:list-item>
              <text:list-item>
                <text:p text:style-name="P39">The profile settings were successfully saved.</text:p>
              </text:list-item>
            </text:list>
          </table:table-cell>
          <table:table-cell table:style-name="Tabelle1.D5" office:value-type="string">
            <text:p text:style-name="P24">PadMapping/TouchMapping -&gt; Tablet Area radio buttons are not saved/restored correctly.</text:p>
          </table:table-cell>
          <table:table-cell table:style-name="Tabelle1.E4"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900351072" text:continue-numbering="true" text:style-name="L2">
              <text:list-item>
                <text:list>
                  <text:list-item>
                    <text:p text:style-name="P35">Press the delete profile button (Expect 1)</text:p>
                  </text:list-item>
                </text:list>
              </text:list-item>
            </text:list>
          </table:table-cell>
          <table:table-cell table:style-name="Tabelle1.C5" office:value-type="string">
            <text:list xml:id="list1682034910" text:continue-list="list900351072" text:style-name="L2">
              <text:list-item text:start-value="1">
                <text:p text:style-name="P39">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504324467" text:continue-numbering="true" text:style-name="L2">
              <text:list-item>
                <text:list>
                  <text:list-item>
                    <text:list>
                      <text:list-item>
                        <text:list>
                          <text:list-item>
                            <text:list>
                              <text:list-item>
                                <text:p text:style-name="P35">Make sure a tablet is connected.</text:p>
                              </text:list-item>
                              <text:list-item>
                                <text:p text:style-name="P35">Assign a keyboard shortcut to each shortcut action and apply the changes.</text:p>
                              </text:list-item>
                              <text:list-item>
                                <text:p text:style-name="P35">Press each keyboard shortcut (Expect 1).</text:p>
                              </text:list-item>
                              <text:list-item>
                                <text:p text:style-name="P35">Close the configuration module.</text:p>
                              </text:list-item>
                              <text:list-item>
                                <text:p text:style-name="P35">Press each keyboard shortcut again (Expect 1).</text:p>
                              </text:list-item>
                            </text:list>
                          </text:list-item>
                        </text:list>
                      </text:list-item>
                    </text:list>
                  </text:list-item>
                </text:list>
              </text:list-item>
            </text:list>
          </table:table-cell>
          <table:table-cell table:style-name="Tabelle1.C35" office:value-type="string">
            <text:list xml:id="list842006391" text:continue-list="list504324467" text:style-name="L2">
              <text:list-item text:start-value="1">
                <text:p text:style-name="P39">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1294060158" text:continue-numbering="true" text:style-name="L2">
              <text:list-item>
                <text:list>
                  <text:list-item>
                    <text:list>
                      <text:list-item>
                        <text:list>
                          <text:list-item>
                            <text:list>
                              <text:list-item>
                                <text:p text:style-name="P35">Use xsetwacom to query the current value of the eraser device's "Threshold" parameter.</text:p>
                              </text:list-item>
                              <text:list-item>
                                <text:p text:style-name="P35">Use the slider to change the eraser feel and apply the changes.</text:p>
                              </text:list-item>
                              <text:list-item>
                                <text:p text:style-name="P35">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713997426" text:continue-list="list1294060158" text:style-name="L2">
              <text:list-item text:start-value="1">
                <text:p text:style-name="P39">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166473301" text:continue-numbering="true" text:style-name="L2">
              <text:list-item>
                <text:list>
                  <text:list-item>
                    <text:list>
                      <text:list-item>
                        <text:list>
                          <text:list-item>
                            <text:list>
                              <text:list-item>
                                <text:p text:style-name="P35">Use xsetwacom to query the current value of the eraser's "PressureCurve" parameter.</text:p>
                              </text:list-item>
                              <text:list-item>
                                <text:p text:style-name="P35">Press the "Edit Pressure Curve" button <text:soft-page-break/>(Expect 1).</text:p>
                              </text:list-item>
                              <text:list-item>
                                <text:p text:style-name="P35">Change the pressure curve, confirm the dialog with ok and apply the changes.</text:p>
                              </text:list-item>
                              <text:list-item>
                                <text:p text:style-name="P35">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582206497" text:continue-list="list166473301" text:style-name="L2">
              <text:list-item text:start-value="1">
                <text:p text:style-name="P39">A dialog appears which allows the user to edit the pressure curve.</text:p>
              </text:list-item>
              <text:list-item>
                <text:p text:style-name="P39">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1229497735" text:continue-numbering="true" text:style-name="L2">
              <text:list-item>
                <text:list>
                  <text:list-item>
                    <text:list>
                      <text:list-item>
                        <text:list>
                          <text:list-item>
                            <text:list>
                              <text:list-item>
                                <text:p text:style-name="P35">Make sure "use Hover Click" from the "Cursor Settings" is disabled.</text:p>
                              </text:list-item>
                              <text:list-item>
                                <text:p text:style-name="P35">Assign any action to Button 2 &amp; 3 and apply the changes.</text:p>
                              </text:list-item>
                              <text:list-item>
                                <text:p text:style-name="P35">Move the pen in range of the tablet and press each button (Expect 1).</text:p>
                              </text:list-item>
                              <text:list-item>
                                <text:p text:style-name="P35">Repeat the procedure for each possible action.</text:p>
                              </text:list-item>
                            </text:list>
                          </text:list-item>
                        </text:list>
                      </text:list-item>
                    </text:list>
                  </text:list-item>
                </text:list>
              </text:list-item>
            </text:list>
          </table:table-cell>
          <table:table-cell table:style-name="Tabelle1.C35" office:value-type="string">
            <text:list xml:id="list1540165518" text:continue-list="list1229497735" text:style-name="L2">
              <text:list-item text:start-value="1">
                <text:p text:style-name="P39">The button triggers the assigned action.</text:p>
              </text:list-item>
            </text:list>
          </table:table-cell>
          <table:table-cell table:style-name="Tabelle1.D35" office:value-type="string">
            <text:p text:style-name="P24">Non-Hover mode works, but Key Modifiers can not be used as action.</text:p>
            <text:p text:style-name="P24"/>
            <text:p text:style-name="P24">Didn't test "display toggle".</text:p>
          </table:table-cell>
          <table:table-cell table:style-name="Tabelle1.E11"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777644049" text:continue-numbering="true" text:style-name="L2">
              <text:list-item>
                <text:list>
                  <text:list-item>
                    <text:list>
                      <text:list-item>
                        <text:list>
                          <text:list-item>
                            <text:list>
                              <text:list-item>
                                <text:p text:style-name="P35">Enable "use Hover Click" and apply the changes.</text:p>
                              </text:list-item>
                              <text:list-item>
                                <text:p text:style-name="P35">Move the stylus in range of the tablet but make sure you do not touch the surface.</text:p>
                              </text:list-item>
                              <text:list-item>
                                <text:p text:style-name="P35">Press one of the stylus' buttons (Expect 1).</text:p>
                              </text:list-item>
                              <text:list-item>
                                <text:p text:style-name="P35">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1135358449" text:continue-list="list777644049" text:style-name="L2">
              <text:list-item text:start-value="1">
                <text:p text:style-name="P39">The button's action is not triggered.</text:p>
              </text:list-item>
              <text:list-item>
                <text:p text:style-name="P39">The button's action is triggered.</text:p>
              </text:list-item>
            </text:list>
          </table:table-cell>
          <table:table-cell table:style-name="Tabelle1.D35" office:value-type="string">
            <text:p text:style-name="P24">Hover mode works, but Key Modifiers can not be used as action.</text:p>
            <text:p text:style-name="P24"/>
            <text:p text:style-name="P24">Didn't test "display toggle".</text:p>
          </table:table-cell>
          <table:table-cell table:style-name="Tabelle1.E11"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1167742711" text:continue-numbering="true" text:style-name="L2">
              <text:list-item>
                <text:list>
                  <text:list-item>
                    <text:list>
                      <text:list-item>
                        <text:list>
                          <text:list-item>
                            <text:list>
                              <text:list-item>
                                <text:p text:style-name="P35">Set the mode to absolute and apply the changes.</text:p>
                              </text:list-item>
                              <text:list-item>
                                <text:p text:style-name="P35">Move the Stylus to different areas of the tablet and watch the mouse cursor (Expect 1).</text:p>
                              </text:list-item>
                              <text:list-item>
                                <text:p text:style-name="P35">Set the mode to relative and apply the changes.</text:p>
                              </text:list-item>
                              <text:list-item>
                                <text:p text:style-name="P35">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1008816094" text:continue-list="list1167742711" text:style-name="L2">
              <text:list-item text:start-value="1">
                <text:p text:style-name="P39">The tablet area is mapped to the screen area and the cursor behaves accordingly.</text:p>
              </text:list-item>
              <text:list-item>
                <text:p text:style-name="P39">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265671942" text:style-name="L3">
              <text:list-item>
                <text:p text:style-name="P40">Use xsetwacom to query the current value of the stylus device's "Threshold" parameter.</text:p>
              </text:list-item>
              <text:list-item>
                <text:p text:style-name="P40">Use the slider to change the tip feel and apply the changes.</text:p>
              </text:list-item>
              <text:list-item>
                <text:p text:style-name="P40">Use xsetwacom to query the "Threshold" parameter of the stylus device again (Expect 1).</text:p>
              </text:list-item>
            </text:list>
          </table:table-cell>
          <table:table-cell table:style-name="Tabelle1.C35" office:value-type="string">
            <text:list xml:id="list1311062695" text:continue-list="list1008816094" text:style-name="L2">
              <text:list-item text:start-value="1">
                <text:p text:style-name="P39">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2025122305" text:continue-list="list265671942" text:style-name="L3">
              <text:list-item text:start-value="1">
                <text:p text:style-name="P40">Use xsetwacom to query the current value of the stylus' "PressureCurve" parameter.</text:p>
              </text:list-item>
              <text:list-item>
                <text:p text:style-name="P40">Press the "Edit Pressure Curve" button (Expect 1).</text:p>
              </text:list-item>
              <text:list-item>
                <text:p text:style-name="P40">Change the pressure curve, confirm the dialog with ok and apply the changes.</text:p>
              </text:list-item>
              <text:list-item>
                <text:p text:style-name="P40">Use xsetwacom to query the "PressureCurve" parameter of the stylus device again (Expect 2).</text:p>
              </text:list-item>
            </text:list>
          </table:table-cell>
          <table:table-cell table:style-name="Tabelle1.C35" office:value-type="string">
            <text:list xml:id="list2070483008" text:continue-list="list1311062695" text:style-name="L2">
              <text:list-item text:start-value="1">
                <text:p text:style-name="P39">A dialog appears which allows the user to edit the pressure curve.</text:p>
              </text:list-item>
              <text:list-item>
                <text:p text:style-name="P39">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1237435032" text:continue-list="list2025122305" text:style-name="L3">
              <text:list-item text:start-value="1">
                <text:p text:style-name="P40">Assign "Button 1" to each express key and save the changes.</text:p>
              </text:list-item>
              <text:list-item>
                <text:p text:style-name="P40">Open "dolphin" and use your mouse and the express keys to navigate (Expect 1)</text:p>
              </text:list-item>
              <text:list-item>
                <text:p text:style-name="P40">Assign a simple key to each express key and apply the changes.</text:p>
              </text:list-item>
              <text:list-item>
                <text:p text:style-name="P40">Open "kate", place the cursor in the text field and press each express key (Expect 2)</text:p>
              </text:list-item>
              <text:list-item>
                <text:p text:style-name="P40">Disable each express key and apply the changes.</text:p>
              </text:list-item>
              <text:list-item>
                <text:p text:style-name="P40">Go back to kate and press each express key (Expect 3)</text:p>
              </text:list-item>
              <text:list-item>
                <text:p text:style-name="P40">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1098773123" text:continue-list="list2070483008" text:style-name="L2">
              <text:list-item text:start-value="1">
                <text:p text:style-name="P39">The express keys can be used as left mouse button.</text:p>
              </text:list-item>
              <text:list-item>
                <text:p text:style-name="P39">Pressing the express key adds the assigned key to kate.</text:p>
              </text:list-item>
              <text:list-item>
                <text:p text:style-name="P39">Pressing the express key triggers no action.</text:p>
              </text:list-item>
              <text:list-item>
                <text:p text:style-name="P39">Pressing the express key triggers the assigned shortcut.</text:p>
              </text:list-item>
            </text:list>
          </table:table-cell>
          <table:table-cell table:style-name="Tabelle1.D35" office:value-type="string">
            <text:p text:style-name="P14">Key Modifiers can not be used.</text:p>
          </table:table-cell>
          <table:table-cell table:style-name="Tabelle1.E11"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1715248192" text:continue-list="list1237435032" text:style-name="L3">
              <text:list-item text:start-value="1">
                <text:p text:style-name="P40">Connect a tablet with a touch strip.</text:p>
              </text:list-item>
              <text:list-item>
                <text:p text:style-name="P40">Repeat the actions from the Express Keys Test (Expect 1)</text:p>
              </text:list-item>
            </text:list>
          </table:table-cell>
          <table:table-cell table:style-name="Tabelle1.C35" office:value-type="string">
            <text:list xml:id="list2173623109" text:continue-list="list1098773123" text:style-name="L2">
              <text:list-item text:start-value="1">
                <text:p text:style-name="P39">The strip actions work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641823489" text:continue-list="list1715248192" text:style-name="L3">
              <text:list-item text:start-value="1">
                <text:p text:style-name="P40">Connect a tablet with a touch ring.</text:p>
              </text:list-item>
              <text:list-item>
                <text:p text:style-name="P40">Repeat the actions from the Express Keys Test (Expect 1)</text:p>
              </text:list-item>
            </text:list>
          </table:table-cell>
          <table:table-cell table:style-name="Tabelle1.C35" office:value-type="string">
            <text:list xml:id="list477782578" text:continue-list="list2173623109" text:style-name="L2">
              <text:list-item text:start-value="1">
                <text:p text:style-name="P39">The touch ring works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885397563" text:continue-list="list641823489" text:style-name="L3">
              <text:list-item text:start-value="1">
                <text:p text:style-name="P40">Connect a tablet with a wheel.</text:p>
              </text:list-item>
              <text:list-item>
                <text:p text:style-name="P40">Repeat the actions from the Express Keys Test (Expect 2)</text:p>
              </text:list-item>
            </text:list>
          </table:table-cell>
          <table:table-cell table:style-name="Tabelle1.C35" office:value-type="string">
            <text:list xml:id="list122177839" text:continue-list="list477782578" text:style-name="L2">
              <text:list-item text:start-value="1">
                <text:p text:style-name="P39">The wheel works as expected.</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2138634948" text:continue-list="list885397563" text:style-name="L3">
              <text:list-item>
                <text:list>
                  <text:list-item>
                    <text:list>
                      <text:list-item text:start-value="1">
                        <text:p text:style-name="P40">Connect a tablet with touch capability.</text:p>
                      </text:list-item>
                      <text:list-item>
                        <text:p text:style-name="P40">Disable touch events in the General group and apply the changes (Expect 1)</text:p>
                      </text:list-item>
                      <text:list-item>
                        <text:p text:style-name="P40">Enable touch events and apply the changes (Expect 2)</text:p>
                      </text:list-item>
                    </text:list>
                  </text:list-item>
                </text:list>
              </text:list-item>
            </text:list>
          </table:table-cell>
          <table:table-cell table:style-name="Tabelle1.C35" office:value-type="string">
            <text:list xml:id="list1300056460" text:continue-list="list122177839" text:style-name="L2">
              <text:list-item text:start-value="1">
                <text:p text:style-name="P39">It is no longer possible to use the pad as a touchpad.</text:p>
              </text:list-item>
              <text:list-item>
                <text:p text:style-name="P39">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1936913719" text:continue-list="list2138634948" text:style-name="L3">
              <text:list-item>
                <text:list>
                  <text:list-item>
                    <text:list>
                      <text:list-item text:start-value="1">
                        <text:p text:style-name="P40">Connect a tablet with touch capability.</text:p>
                      </text:list-item>
                      <text:list-item>
                        <text:p text:style-name="P40">Disable the "Invert scroll direction" checkbox and apply the changes.</text:p>
                      </text:list-item>
                      <text:list-item>
                        <text:p text:style-name="P40">Move the cursor into this document so the window is active.</text:p>
                      </text:list-item>
                      <text:list-item>
                        <text:p text:style-name="P40">Scroll the document by placing two fingers on your tablet moving them up and down (Expect 1).</text:p>
                      </text:list-item>
                      <text:list-item>
                        <text:p text:style-name="P40">Enable "Invert scroll direction" and apply the changes.</text:p>
                      </text:list-item>
                      <text:list-item>
                        <text:p text:style-name="P40">Scroll the document again (Expect 2)</text:p>
                      </text:list-item>
                    </text:list>
                  </text:list-item>
                </text:list>
              </text:list-item>
            </text:list>
          </table:table-cell>
          <table:table-cell table:style-name="Tabelle1.C35" office:value-type="string">
            <text:list xml:id="list1951380084" text:continue-list="list1300056460" text:style-name="L2">
              <text:list-item text:start-value="1">
                <text:p text:style-name="P39">The document is scrolled the same way you would move a sheet of paper.</text:p>
              </text:list-item>
              <text:list-item>
                <text:p text:style-name="P39">The scroll direction is inverted.</text:p>
              </text:list-item>
            </text:list>
          </table:table-cell>
          <table:table-cell table:style-name="Tabelle1.D35" office:value-type="string">
            <text:p text:style-name="P14">Known not to work due to xsetwacom ignoring the settings. </text:p>
            <text:p text:style-name="P14"/>
            <text:p text:style-name="P14">Please test anyway!</text:p>
          </table:table-cell>
          <table:table-cell table:style-name="Tabelle1.E4"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153515443" text:continue-list="list1936913719" text:style-name="L3">
              <text:list-item>
                <text:list>
                  <text:list-item>
                    <text:list>
                      <text:list-item text:start-value="1">
                        <text:p text:style-name="P40">Connect a tablet with touch capability.</text:p>
                      </text:list-item>
                      <text:list-item>
                        <text:p text:style-name="P40">Select the "Absolute" radio button from the "General" group and apply the changes.</text:p>
                      </text:list-item>
                      <text:list-item>
                        <text:p text:style-name="P40">Touch different areas of your tablet (Expect 1)</text:p>
                      </text:list-item>
                      <text:list-item>
                        <text:p text:style-name="P40"><text:soft-page-break/>Select the "Relative" radio button from the "General" group and apply the changes.</text:p>
                      </text:list-item>
                      <text:list-item>
                        <text:p text:style-name="P40">Touch different areas of your tablet and move your finger on the tablet. (Expect 2)</text:p>
                      </text:list-item>
                    </text:list>
                  </text:list-item>
                </text:list>
              </text:list-item>
            </text:list>
          </table:table-cell>
          <table:table-cell table:style-name="Tabelle1.C35" office:value-type="string">
            <text:list xml:id="list2150340469" text:continue-list="list1951380084" text:style-name="L2">
              <text:list-item text:start-value="1">
                <text:p text:style-name="P39">The tablet area is mapped to the screen and the cursor jumps to the corresponding position of the screen when touching the tablet.</text:p>
              </text:list-item>
              <text:list-item>
                <text:p text:style-name="P39">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661846080" text:continue-list="list153515443" text:style-name="L3">
              <text:list-item>
                <text:list>
                  <text:list-item>
                    <text:list>
                      <text:list-item text:start-value="1">
                        <text:p text:style-name="P40">Connect a tablet with touch capability.</text:p>
                      </text:list-item>
                      <text:list-item>
                        <text:p text:style-name="P40">Make sure Touch events are enabled in the "General" group.</text:p>
                      </text:list-item>
                      <text:list-item>
                        <text:p text:style-name="P40">Uncheck the "Enable Gestures" checkbox and apply the changes.</text:p>
                      </text:list-item>
                      <text:list-item>
                        <text:p text:style-name="P40">Click into this document and then use two fingers on your tablet and move them up and down in parallel. (Exepect 1)</text:p>
                      </text:list-item>
                      <text:list-item>
                        <text:p text:style-name="P40">Check the "Enable Gestures" checkbox and apply the changes.</text:p>
                      </text:list-item>
                      <text:list-item>
                        <text:p text:style-name="P40">Click into this document again and try to scroll with the scroll gesture again. (Exepect 2)</text:p>
                      </text:list-item>
                    </text:list>
                  </text:list-item>
                </text:list>
              </text:list-item>
            </text:list>
          </table:table-cell>
          <table:table-cell table:style-name="Tabelle1.C35" office:value-type="string">
            <text:list xml:id="list1793148924" text:continue-list="list2150340469" text:style-name="L2">
              <text:list-item text:start-value="1">
                <text:p text:style-name="P39">The document does not scroll, only the mouse cursor moves.</text:p>
              </text:list-item>
              <text:list-item>
                <text:p text:style-name="P39">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464779859" text:continue-list="list661846080" text:style-name="L3">
              <text:list-item>
                <text:list>
                  <text:list-item>
                    <text:list>
                      <text:list-item text:start-value="1">
                        <text:p text:style-name="P40">Connect a tablet with touch capability.</text:p>
                      </text:list-item>
                      <text:list-item>
                        <text:p text:style-name="P40">Use xsetwacom to query the parameter "ZoomDistance" of your touch device.</text:p>
                      </text:list-item>
                      <text:list-item>
                        <text:p text:style-name="P40">Change the "Zoom Distance" value in the Multi-Touch group and apply the changes.</text:p>
                      </text:list-item>
                      <text:list-item>
                        <text:p text:style-name="P40">Use xsetwacom to query the parameter again. (Expect 1)</text:p>
                      </text:list-item>
                      <text:list-item>
                        <text:p text:style-name="P40">Repeat steps 1-4 with the xsetwacom parameters "ScrollDistance" and "TapTime".</text:p>
                      </text:list-item>
                    </text:list>
                  </text:list-item>
                </text:list>
              </text:list-item>
            </text:list>
          </table:table-cell>
          <table:table-cell table:style-name="Tabelle1.C35" office:value-type="string">
            <text:list xml:id="list1461451042" text:continue-list="list1793148924" text:style-name="L2">
              <text:list-item text:start-value="1">
                <text:p text:style-name="P39">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897324006" text:continue-list="list464779859" text:style-name="L3">
              <text:list-item>
                <text:list>
                  <text:list-item>
                    <text:list>
                      <text:list-item text:start-value="1">
                        <text:p text:style-name="P40">Select "none" from the Rotation drop-down menu and apply the changes. (Expect 1)</text:p>
                      </text:list-item>
                      <text:list-item>
                        <text:p text:style-name="P40">Select "clockwise" from the Rotation drop-down menu and apply the changes (Expect 2).</text:p>
                      </text:list-item>
                      <text:list-item>
                        <text:p text:style-name="P40"><text:soft-page-break/>Select "counter clockwise" from the Rotation drop-down menu and apply the changes (Expect 3).</text:p>
                      </text:list-item>
                      <text:list-item>
                        <text:p text:style-name="P40">Select "half" from the Rotation drop-down menu and apply the changes (Expect 4).</text:p>
                      </text:list-item>
                    </text:list>
                  </text:list-item>
                </text:list>
              </text:list-item>
            </text:list>
          </table:table-cell>
          <table:table-cell table:style-name="Tabelle1.C35" office:value-type="string">
            <text:list xml:id="list1136375857" text:continue-list="list1461451042" text:style-name="L2">
              <text:list-item text:start-value="1">
                <text:p text:style-name="P39">Stylus and Eraser controls behave normally.</text:p>
              </text:list-item>
              <text:list-item>
                <text:p text:style-name="P39">Stylus and Eraser controls are rotated clockwise.</text:p>
              </text:list-item>
              <text:list-item>
                <text:p text:style-name="P39">Stylus and Eraser controls are <text:soft-page-break/>rotated counter clockwise.</text:p>
              </text:list-item>
              <text:list-item>
                <text:p text:style-name="P39">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1585522914" text:continue-list="list897324006" text:style-name="L3">
              <text:list-item>
                <text:list>
                  <text:list-item>
                    <text:list>
                      <text:list-item text:start-value="1">
                        <text:p text:style-name="P40">Connect a screen which supports rotation.</text:p>
                      </text:list-item>
                      <text:list-item>
                        <text:p text:style-name="P40">Make sure your pen operates in absolute mode.</text:p>
                      </text:list-item>
                      <text:list-item>
                        <text:p text:style-name="P40">Enable the "Rotate with screen" checkbox and apply the changes.</text:p>
                      </text:list-item>
                      <text:list-item>
                        <text:p text:style-name="P40">Rotate your screen. (Expect 1)</text:p>
                      </text:list-item>
                    </text:list>
                  </text:list-item>
                </text:list>
              </text:list-item>
            </text:list>
          </table:table-cell>
          <table:table-cell table:style-name="Tabelle1.C35" office:value-type="string">
            <text:list xml:id="list289645426" text:continue-list="list1136375857" text:style-name="L2">
              <text:list-item text:start-value="1">
                <text:p text:style-name="P39">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18"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175988515" text:continue-list="list1585522914" text:style-name="L3">
              <text:list-item>
                <text:list>
                  <text:list-item>
                    <text:list>
                      <text:list-item text:start-value="1">
                        <text:p text:style-name="P40">Make sure your pen operates in absolute mode.</text:p>
                      </text:list-item>
                      <text:list-item>
                        <text:p text:style-name="P40">Enable the "Rotate with screen" checkbox and apply the changes.</text:p>
                      </text:list-item>
                      <text:list-item>
                        <text:p text:style-name="P40">Use "xrandr --output &lt;screen&gt; --rotate left" to rotate the screen. (Expect 1) </text:p>
                      </text:list-item>
                    </text:list>
                  </text:list-item>
                </text:list>
              </text:list-item>
            </text:list>
          </table:table-cell>
          <table:table-cell table:style-name="Tabelle1.C35" office:value-type="string">
            <text:list xml:id="list935803355" text:continue-list="list289645426" text:style-name="L2">
              <text:list-item text:start-value="1">
                <text:p text:style-name="P39">The tablet controls are rotated according to the screen orientation. You have to rotate the tablet as well to get correct cursor movement.</text:p>
              </text:list-item>
            </text:list>
          </table:table-cell>
          <table:table-cell table:style-name="Tabelle1.D35" office:value-type="string">
            <text:p text:style-name="P27">The xsetwacom parameter is set correctly however when the screen is rotated cw, the tablet has to be rotated ccw to get the correct orientation again.</text:p>
          </table:table-cell>
          <table:table-cell table:style-name="Tabelle1.E11"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1024888046" text:continue-list="list175988515" text:style-name="L3">
              <text:list-item>
                <text:list>
                  <text:list-item>
                    <text:list>
                      <text:list-item text:start-value="1">
                        <text:p text:style-name="P40">Make sure your pen operates in absolute mode.</text:p>
                      </text:list-item>
                      <text:list-item>
                        <text:p text:style-name="P40">Select "Part of the Screen" from the "Screen Area" group and use the red box on the right to define the part of the screen which is to be mapped. Apply the changes. (Expect 1)</text:p>
                      </text:list-item>
                      <text:list-item>
                        <text:p text:style-name="P40">Switch pen mode to relative mode (Expect 2)</text:p>
                      </text:list-item>
                      <text:list-item>
                        <text:p text:style-name="P40">Switch pen mode back to absolute mode (Expect 1).</text:p>
                      </text:list-item>
                      <text:list-item>
                        <text:p text:style-name="P40">Change screen area mapping back to "Full screen" (Expect 3).</text:p>
                      </text:list-item>
                    </text:list>
                  </text:list-item>
                </text:list>
              </text:list-item>
            </text:list>
          </table:table-cell>
          <table:table-cell table:style-name="Tabelle1.C35" office:value-type="string">
            <text:list xml:id="list1268945535" text:continue-list="list935803355" text:style-name="L2">
              <text:list-item text:start-value="1">
                <text:p text:style-name="P39">The tablet area is mapped to the corresponding part of the screen.</text:p>
              </text:list-item>
              <text:list-item>
                <text:p text:style-name="P39">The tablet can be used to move the mouse cursor freely again.</text:p>
              </text:list-item>
              <text:list-item>
                <text:p text:style-name="P39">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2061144637" text:continue-list="list1024888046" text:style-name="L3">
              <text:list-item>
                <text:list>
                  <text:list-item>
                    <text:list>
                      <text:list-item text:start-value="1">
                        <text:p text:style-name="P40">Connect a second monitor and make sure you pen operates in absolute mode.</text:p>
                      </text:list-item>
                      <text:list-item>
                        <text:p text:style-name="P40">Map the screen area to one of the screens and apply the changes. (Expect 1)</text:p>
                      </text:list-item>
                      <text:list-item>
                        <text:p text:style-name="P40"><text:soft-page-break/>Map the screen are to the other screen and apply the changes. (Expect 1)</text:p>
                      </text:list-item>
                      <text:list-item>
                        <text:p text:style-name="P40">Map the tablet to "Part of the screen" and select a range which covers both monitors. Apply the changes. (Expect 2)</text:p>
                      </text:list-item>
                    </text:list>
                  </text:list-item>
                </text:list>
              </text:list-item>
            </text:list>
          </table:table-cell>
          <table:table-cell table:style-name="Tabelle1.C35" office:value-type="string">
            <text:list xml:id="list1991302711" text:continue-list="list1268945535" text:style-name="L2">
              <text:list-item text:start-value="1">
                <text:p text:style-name="P39">The tablet is mapped to the configured screen.</text:p>
              </text:list-item>
              <text:list-item>
                <text:p text:style-name="P39">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390123153" text:continue-list="list2061144637" text:style-name="L3">
              <text:list-item>
                <text:list>
                  <text:list-item>
                    <text:list>
                      <text:list-item text:start-value="1">
                        <text:p text:style-name="P40">Make sure your pen operates in absolute mode and the Screen Area is set to "Full screen"</text:p>
                      </text:list-item>
                      <text:list-item>
                        <text:p text:style-name="P40">Select "Part of the tablet" from the "Tablet Area" group and use the red box on the right to select an area of your tablet. Apply the changes. (Expect 1)</text:p>
                      </text:list-item>
                      <text:list-item>
                        <text:p text:style-name="P40">Select "Part of the screen" from the "Screen Area" group and configure a screen area. Apply the changes. (Expect 2)</text:p>
                      </text:list-item>
                      <text:list-item>
                        <text:p text:style-name="P40">Select the "Force Proportions" checkbox (Expect 3).</text:p>
                      </text:list-item>
                      <text:list-item>
                        <text:p text:style-name="P40">Select "Full Tablet" from the "Tablet Area" group and apply the changes.</text:p>
                      </text:list-item>
                    </text:list>
                  </text:list-item>
                </text:list>
              </text:list-item>
            </text:list>
          </table:table-cell>
          <table:table-cell table:style-name="Tabelle1.C35" office:value-type="string">
            <text:list xml:id="list1896381865" text:continue-list="list1991302711" text:style-name="L2">
              <text:list-item text:start-value="1">
                <text:p text:style-name="P39">The screen is mapped to the configured tablet area.</text:p>
              </text:list-item>
              <text:list-item>
                <text:p text:style-name="P39">The configured tablet area is mapped to the configured screen area.</text:p>
              </text:list-item>
              <text:list-item>
                <text:p text:style-name="P39">The red tablet area selection box is adjusted to match the proportions of the red screen area box.</text:p>
              </text:list-item>
              <text:list-item>
                <text:p text:style-name="P39">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1871900643" text:continue-list="list390123153" text:style-name="L3">
              <text:list-item>
                <text:list>
                  <text:list-item>
                    <text:list>
                      <text:list-item text:start-value="1">
                        <text:p text:style-name="P40">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1585156757" text:continue-list="list1896381865" text:style-name="L2">
              <text:list-item text:start-value="1">
                <text:p text:style-name="P39">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805269912" text:continue-list="list1871900643" text:style-name="L3">
              <text:list-item>
                <text:list>
                  <text:list-item>
                    <text:list>
                      <text:list-item text:start-value="1">
                        <text:p text:style-name="P40">Make sure your pen operates in absolute mode.</text:p>
                      </text:list-item>
                      <text:list-item>
                        <text:p text:style-name="P40">Press the calibrate button. (Expect 1)</text:p>
                      </text:list-item>
                      <text:list-item>
                        <text:p text:style-name="P40">Press Escape (Expect 2)</text:p>
                      </text:list-item>
                      <text:list-item>
                        <text:p text:style-name="P40">Press the calibrate button (Expect 1)</text:p>
                      </text:list-item>
                      <text:list-item>
                        <text:p text:style-name="P40">Follow the instructions on the screen. (Expect 3)</text:p>
                      </text:list-item>
                      <text:list-item>
                        <text:p text:style-name="P40">Apply the changes (Expect 4)</text:p>
                      </text:list-item>
                    </text:list>
                  </text:list-item>
                </text:list>
              </text:list-item>
            </text:list>
          </table:table-cell>
          <table:table-cell table:style-name="Tabelle1.C35" office:value-type="string">
            <text:list xml:id="list1397263758" text:continue-list="list1585156757" text:style-name="L2">
              <text:list-item text:start-value="1">
                <text:p text:style-name="P39">A fullscreen calibration window opens.</text:p>
              </text:list-item>
              <text:list-item>
                <text:p text:style-name="P39">The window closes</text:p>
              </text:list-item>
              <text:list-item>
                <text:p text:style-name="P39">The window closes and the red area box marks the calibrated area.</text:p>
              </text:list-item>
              <text:list-item>
                <text:p text:style-name="P39">Your tablet is properly calibrated.</text:p>
              </text:list-item>
            </text:list>
          </table:table-cell>
          <table:table-cell table:style-name="Tabelle1.D35" office:value-type="string">
            <text:p text:style-name="P14">Does not work with two monitors as the calibration screen is displayed on the second monitor. Works more or less with one monitor but needs further investigation.</text:p>
          </table:table-cell>
          <table:table-cell table:style-name="Tabelle1.E11"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1568894789" text:continue-list="list805269912" text:style-name="L3">
              <text:list-item>
                <text:list>
                  <text:list-item>
                    <text:list>
                      <text:list-item text:start-value="1">
                        <text:p text:style-name="P40">Repeat the tests from the Pad Mapping <text:soft-page-break/>section only with touch in mind.</text:p>
                      </text:list-item>
                    </text:list>
                  </text:list-item>
                </text:list>
              </text:list-item>
            </text:list>
          </table:table-cell>
          <table:table-cell table:style-name="Tabelle1.C37" office:value-type="string">
            <text:list xml:id="list1404691972" text:continue-list="list1397263758" text:style-name="L2">
              <text:list-item text:start-value="1">
                <text:p text:style-name="P39">The features work as expected.</text:p>
              </text:list-item>
            </text:list>
          </table:table-cell>
          <table:table-cell table:style-name="Tabelle1.D37" office:value-type="string">
            <text:p text:style-name="P11"/>
          </table:table-cell>
          <table:table-cell table:style-name="Tabelle1.E11" office:value-type="string">
            <text:p text:style-name="P28"/>
          </table:table-cell>
        </table:table-row>
      </table:table>
      <text:p text:style-name="P2"><text:tab/></text:p>
      <text:p text:style-name="P2"/>
      <text:h text:style-name="P49"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9">Test</text:p>
          </table:table-cell>
          <table:table-cell table:style-name="Tabelle2.A1" office:value-type="string">
            <text:p text:style-name="P19">Action</text:p>
          </table:table-cell>
          <table:table-cell table:style-name="Tabelle2.A1" office:value-type="string">
            <text:p text:style-name="P19">Expect</text:p>
          </table:table-cell>
          <table:table-cell table:style-name="Tabelle2.A1" office:value-type="string">
            <text:p text:style-name="P19">Issues</text:p>
          </table:table-cell>
          <table:table-cell table:style-name="Tabelle2.E1" office:value-type="string">
            <text:p text:style-name="P19">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428374524" text:style-name="L4">
              <text:list-item>
                <text:p text:style-name="P30">Disconnect any tablet devices.</text:p>
              </text:list-item>
              <text:list-item>
                <text:p text:style-name="P30">Stop the KDE Tablet Daemon Service.</text:p>
              </text:list-item>
              <text:list-item>
                <text:p text:style-name="P30">Right click on the desktop.</text:p>
              </text:list-item>
              <text:list-item>
                <text:p text:style-name="P30">Select "Unlock Widgets" if your widgets are currently locked.</text:p>
              </text:list-item>
              <text:list-item>
                <text:p text:style-name="P30">Right click again and select "Add Widgets"</text:p>
              </text:list-item>
              <text:list-item>
                <text:p text:style-name="P30">Select the Wacom Tablet Applet from the widget selection dialog (Expect 1).</text:p>
              </text:list-item>
              <text:list-item>
                <text:p text:style-name="P30">Start the KDE Tablet Daemon Service (Expect 2).</text:p>
              </text:list-item>
              <text:list-item>
                <text:p text:style-name="P30">Connect a tablet device (Expect 3).</text:p>
              </text:list-item>
            </text:list>
          </table:table-cell>
          <table:table-cell table:style-name="Tabelle2.C2" office:value-type="string">
            <text:list xml:id="list1832644907" text:continue-list="list428374524" text:style-name="L4">
              <text:list-item text:start-value="1">
                <text:p text:style-name="P31">The applet is added to the desktop.<text:line-break/>The applet shows an error message about the tablet daemon not being available.</text:p>
              </text:list-item>
              <text:list-item>
                <text:p text:style-name="P31">The applet shows an error about no tablet being connected.</text:p>
              </text:list-item>
              <text:list-item>
                <text:p text:style-name="P31">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1463403350" text:style-name="L5">
              <text:list-item>
                <text:p text:style-name="P33">Make sure a tablet is connected and the applet was added to the desktop.</text:p>
              </text:list-item>
              <text:list-item>
                <text:p text:style-name="P33">Remove the applet from the desktop (Expect 1 &amp; 2).</text:p>
              </text:list-item>
              <text:list-item>
                <text:p text:style-name="P33">Remove the tablet. (Expect 2)</text:p>
              </text:list-item>
              <text:list-item>
                <text:p text:style-name="P33">Add the applet to the desktop again (Expect 3)</text:p>
              </text:list-item>
              <text:list-item>
                <text:p text:style-name="P33">Remove the applet form the desktop (Expect 1 &amp; 2).</text:p>
              </text:list-item>
            </text:list>
          </table:table-cell>
          <table:table-cell table:style-name="Tabelle2.C4" office:value-type="string">
            <text:list xml:id="list264407275" text:continue-list="list1463403350" text:style-name="L5">
              <text:list-item text:start-value="1">
                <text:p text:style-name="P36">The applet is removed from the desktop without crashing.</text:p>
              </text:list-item>
              <text:list-item>
                <text:p text:style-name="P36">The plasma-desktop does not crash.</text:p>
              </text:list-item>
              <text:list-item>
                <text:p text:style-name="P36">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484468382" text:continue-numbering="true" text:style-name="L5">
              <text:list-item>
                <text:p text:style-name="P33">Make sure the KDE Tablet Daemon Service is running and a tablet is connected.</text:p>
              </text:list-item>
              <text:list-item>
                <text:p text:style-name="P33">Use the Wacom Tablet <text:s/>Configuration Module to activate a profile other than the default profile.</text:p>
              </text:list-item>
              <text:list-item>
                <text:p text:style-name="P33">Add the Wacom Tablet Applet to the desktop (Expect 1 &amp; 2).</text:p>
              </text:list-item>
              <text:list-item>
                <text:p text:style-name="P33">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1781394778" text:continue-list="list1484468382" text:style-name="L5">
              <text:list-item text:start-value="1">
                <text:p text:style-name="P36">The tablet applet is added to the desktop and no error messages are displayed.</text:p>
              </text:list-item>
              <text:list-item>
                <text:p text:style-name="P36">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480683050" text:style-name="L6">
              <text:list-item>
                <text:p text:style-name="P34">Connect a tablet device.</text:p>
              </text:list-item>
              <text:list-item>
                <text:p text:style-name="P34">Select a profile from the drop down (Expect 1).</text:p>
              </text:list-item>
              <text:list-item>
                <text:p text:style-name="P34">Select a different profile (Expect 1).</text:p>
              </text:list-item>
            </text:list>
          </table:table-cell>
          <table:table-cell table:style-name="Tabelle2.C5" office:value-type="string">
            <text:list xml:id="list1522062307" text:continue-list="list1480683050" text:style-name="L6">
              <text:list-item text:start-value="1">
                <text:p text:style-name="P41">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231497025" text:continue-list="list1522062307" text:style-name="L6">
              <text:list-item text:start-value="1">
                <text:p text:style-name="P34">Connect a touch-cabable tablet device.</text:p>
              </text:list-item>
              <text:list-item>
                <text:p text:style-name="P34">Toggle the Touch radio button to off (Expect 1)</text:p>
              </text:list-item>
              <text:list-item>
                <text:p text:style-name="P34">Toggle the Touch radion button to on (Expect 2)</text:p>
              </text:list-item>
            </text:list>
          </table:table-cell>
          <table:table-cell table:style-name="Tabelle2.C6" office:value-type="string">
            <text:list xml:id="list1542889785" text:continue-list="list1231497025" text:style-name="L6">
              <text:list-item text:start-value="1">
                <text:p text:style-name="P42">The touch feature of the tablet is turned off.</text:p>
              </text:list-item>
              <text:list-item>
                <text:p text:style-name="P42">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33688591" text:style-name="L7">
              <text:list-item>
                <text:p text:style-name="P43">Connect a tablet device preferably with touch capability.</text:p>
              </text:list-item>
              <text:list-item>
                <text:p text:style-name="P43">Press the rotate-left button (Expect 1)</text:p>
              </text:list-item>
              <text:list-item>
                <text:p text:style-name="P43">Press the rotate-right button (Expect 2)</text:p>
              </text:list-item>
              <text:list-item>
                <text:p text:style-name="P43">Press the rotate-half button (Expect 3)</text:p>
              </text:list-item>
              <text:list-item>
                <text:p text:style-name="P43">Press the reset-rotate button (Expect 4)</text:p>
              </text:list-item>
              <text:list-item>
                <text:p text:style-name="P43">Select each option and then press the same button again (Expect 5).</text:p>
              </text:list-item>
            </text:list>
          </table:table-cell>
          <table:table-cell table:style-name="Tabelle2.C7" office:value-type="string">
            <text:list xml:id="list1633176321" text:continue-list="list133688591" text:style-name="L7">
              <text:list-item text:start-value="1">
                <text:p text:style-name="P37">Stylus, Eraser and Touch controls are rotated counter clock wise.</text:p>
              </text:list-item>
              <text:list-item>
                <text:p text:style-name="P37">Stylus, Eraser and Touch controls are rotated clock wise.</text:p>
              </text:list-item>
              <text:list-item>
                <text:p text:style-name="P37">Stylus, Eraser and Touch controls are rotated upside down.</text:p>
              </text:list-item>
              <text:list-item>
                <text:p text:style-name="P37">Stylus, Eraser and Touch controls are back to normal.</text:p>
              </text:list-item>
              <text:list-item>
                <text:p text:style-name="P37">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159728584" text:style-name="L8">
              <text:list-item>
                <text:p text:style-name="P44">Connect a tablet device preferably with touch capability.</text:p>
              </text:list-item>
              <text:list-item>
                <text:p text:style-name="P44">Toggle Mode to "Absolute" (Expect 1)</text:p>
              </text:list-item>
              <text:list-item>
                <text:p text:style-name="P44">Toggle Mode to "Relative" (Expect 2)</text:p>
              </text:list-item>
              <text:list-item>
                <text:p text:style-name="P44">Toggle back to "Absolute" (Expect 1)</text:p>
              </text:list-item>
            </text:list>
          </table:table-cell>
          <table:table-cell table:style-name="Tabelle2.C9" office:value-type="string">
            <text:list xml:id="list1191952417" text:continue-list="list1159728584" text:style-name="L8">
              <text:list-item text:start-value="1">
                <text:p text:style-name="P38">Stylus and Eraser mode is switched to absolute; Touch mode is unchanged.</text:p>
              </text:list-item>
              <text:list-item>
                <text:p text:style-name="P38">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2162334436" text:continue-list="list1191952417" text:style-name="L8">
              <text:list-item text:start-value="1">
                <text:p text:style-name="P44">Connect a tablet device.</text:p>
              </text:list-item>
              <text:list-item>
                <text:p text:style-name="P44">Open the settings dialog by pressing the settings icon of the plasma widget (Expect 1).</text:p>
              </text:list-item>
              <text:list-item>
                <text:p text:style-name="P44">Cancel the settings dialog (Expect 2).</text:p>
              </text:list-item>
              <text:list-item>
                <text:p text:style-name="P44"><text:soft-page-break/>Open the settings dialog again (Expect 1).</text:p>
              </text:list-item>
              <text:list-item>
                <text:p text:style-name="P44">Change different type of settings like the profile, the touch mode, etc. and confirm the changes with the ok button. (Expect 3).</text:p>
              </text:list-item>
              <text:list-item>
                <text:p text:style-name="P44">Disconnect the tablet.</text:p>
              </text:list-item>
              <text:list-item>
                <text:p text:style-name="P44">Open the settings dialog again (Expect 4).</text:p>
              </text:list-item>
            </text:list>
          </table:table-cell>
          <table:table-cell table:style-name="Tabelle2.C9" office:value-type="string">
            <text:list xml:id="list1236440168" text:continue-list="list2162334436" text:style-name="L8">
              <text:list-item text:start-value="1">
                <text:p text:style-name="P38">The KCM settings dialog is displayed with the currently selected profile.</text:p>
              </text:list-item>
              <text:list-item>
                <text:p text:style-name="P38">The dialog is closed without crashing <text:soft-page-break/>and no changes are applied to the current tablet settings.</text:p>
              </text:list-item>
              <text:list-item>
                <text:p text:style-name="P38">The changes are applied and the applet's configuration widgets are updated accordingly.</text:p>
              </text:list-item>
              <text:list-item>
                <text:p text:style-name="P38">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3</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6M28S</meta:editing-duration>
    <meta:editing-cycles>163</meta:editing-cycles>
    <meta:generator>LibreOffice/3.5$Linux_X86_64 LibreOffice_project/350m1$Build-2</meta:generator>
    <dc:date>2012-10-29T22:28:04</dc:date>
    <dc:title>KDE Wacom Tablet</dc:title>
    <dc:subject>System Test Specification</dc:subject>
    <meta:document-statistic meta:table-count="6" meta:image-count="0" meta:object-count="0" meta:page-count="16" meta:paragraph-count="383" meta:word-count="3403" meta:character-count="3564" meta:non-whitespace-character-count="16336"/>
    <meta:user-defined meta:name="Status">Released</meta:user-defined>
    <meta:user-defined meta:name="Version">1.0</meta:user-defined>
  </office:meta>
</office:document-meta>
</file>